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75in" table:align="margins" style:shadow="none" style:writing-mode="lr-tb"/>
    </style:style>
    <style:style style:name="Table1.A" style:family="table-column">
      <style:table-column-properties style:column-width="3.37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style:line-height-at-least="0.1665in" fo:text-align="center" style:justify-single-word="false" fo:orphans="0" fo:widows="0"/>
      <style:text-properties fo:language="de" fo:country="DE"/>
    </style:style>
    <style:style style:name="P2" style:family="paragraph" style:parent-style-name="Header">
      <style:paragraph-properties fo:text-align="center" style:justify-single-word="false"/>
      <style:text-properties fo:language="de" fo:country="DE"/>
    </style:style>
    <style:style style:name="P3" style:family="paragraph" style:parent-style-name="Footer">
      <style:paragraph-properties fo:margin-left="-0.3752in" fo:margin-right="0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4" style:family="paragraph" style:parent-style-name="Subtitle">
      <style:paragraph-properties fo:margin-left="0.25in" fo:margin-right="0in" fo:text-indent="0in" style:auto-text-indent="false">
        <style:tab-stops>
          <style:tab-stop style:position="1.2in"/>
        </style:tab-stops>
      </style:paragraph-properties>
    </style:style>
    <style:style style:name="P5" style:family="paragraph" style:parent-style-name="Subtitle">
      <style:paragraph-properties fo:margin-left="0.25in" fo:margin-right="0in" fo:text-indent="0in" style:auto-text-indent="false">
        <style:tab-stops>
          <style:tab-stop style:position="1.2in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ubtitle">
      <style:paragraph-properties fo:margin-left="0.25in" fo:margin-right="0in" fo:margin-top="0in" fo:margin-bottom="0.0417in" style:contextual-spacing="false" fo:text-indent="0in" style:auto-text-indent="false">
        <style:tab-stops>
          <style:tab-stop style:position="1.2in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Text_20_body">
      <style:paragraph-properties fo:margin-left="0.25in" fo:margin-right="0in" fo:margin-top="0.0402in" fo:margin-bottom="0in" style:contextual-spacing="false" fo:text-indent="0in" style:auto-text-indent="false"/>
      <style:text-properties fo:font-size="11pt" fo:font-style="normal" fo:font-weight="normal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margin-left="0.25in" fo:margin-right="0in" fo:margin-top="0in" fo:margin-bottom="0.0799in" style:contextual-spacing="false" fo:text-indent="0in" style:auto-text-indent="false"/>
    </style:style>
    <style:style style:name="P9" style:family="paragraph" style:parent-style-name="Text_20_body">
      <style:paragraph-properties fo:margin-left="0.25in" fo:margin-right="0in" fo:margin-top="0in" fo:margin-bottom="0in" style:contextual-spacing="false" fo:text-indent="0in" style:auto-text-indent="false"/>
      <style:text-properties fo:font-size="11pt" fo:font-style="normal" fo:font-weight="normal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Table_20_Contents">
      <style:paragraph-properties fo:margin-left="0.25in" fo:margin-right="0in" fo:margin-top="0in" fo:margin-bottom="0.0598in" style:contextual-spacing="false" fo:text-indent="0in" style:auto-text-indent="false"/>
      <style:text-properties fo:color="#000000" style:font-name="Times New Roman" fo:font-size="11pt" style:font-size-asian="11pt" style:font-size-complex="11pt"/>
    </style:style>
    <style:style style:name="P11" style:family="paragraph" style:parent-style-name="Table_20_Contents">
      <style:paragraph-properties fo:margin-left="0.25in" fo:margin-right="0in" fo:margin-top="0in" fo:margin-bottom="0.0598in" style:contextual-spacing="false" fo:text-align="start" style:justify-single-word="false" fo:text-indent="0in" style:auto-text-indent="false"/>
      <style:text-properties fo:color="#000000" style:font-name="Times New Roman" fo:font-size="11pt" style:font-size-asian="11pt" style:font-size-complex="11pt"/>
    </style:style>
    <style:style style:name="P12" style:family="paragraph" style:parent-style-name="Table_20_Contents">
      <style:paragraph-properties fo:margin-left="0.25in" fo:margin-right="0in" fo:margin-top="0in" fo:margin-bottom="0.0598in" style:contextual-spacing="false" fo:text-indent="0in" style:auto-text-indent="false">
        <style:tab-stops>
          <style:tab-stop style:position="0.5in"/>
          <style:tab-stop style:position="6.9in" style:type="right"/>
        </style:tab-stops>
      </style:paragraph-properties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left="0.25in" fo:margin-right="0in" fo:margin-top="0in" fo:margin-bottom="0.0598in" style:contextual-spacing="false" fo:text-indent="0in" style:auto-text-indent="false">
        <style:tab-stops>
          <style:tab-stop style:position="6.9in" style:type="right"/>
        </style:tab-stops>
      </style:paragraph-properties>
      <style:text-properties fo:font-size="11pt" style:font-size-asian="11pt" style:font-size-complex="11pt"/>
    </style:style>
    <style:style style:name="P14" style:family="paragraph" style:parent-style-name="Subtitle">
      <style:paragraph-properties>
        <style:tab-stops>
          <style:tab-stop style:position="1.2in"/>
        </style:tab-stops>
      </style:paragraph-properties>
    </style:style>
    <style:style style:name="P15" style:family="paragraph" style:parent-style-name="Subtitle"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ubtitle">
      <style:paragraph-properties fo:margin-top="0in" fo:margin-bottom="0.0417in" style:contextual-spacing="false">
        <style:tab-stops>
          <style:tab-stop style:position="0.5in"/>
          <style:tab-stop style:position="6.9in" style:type="right"/>
        </style:tab-stops>
      </style:paragraph-properties>
    </style:style>
    <style:style style:name="P17" style:family="paragraph" style:parent-style-name="Subtitle">
      <style:paragraph-properties fo:margin-left="0in" fo:margin-right="0in" fo:margin-top="0.0835in" fo:margin-bottom="0.0835in" style:contextual-spacing="false" fo:text-indent="-0.3799in" style:auto-text-indent="false">
        <style:tab-stops>
          <style:tab-stop style:position="1.2in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18" style:family="paragraph" style:parent-style-name="Subtitle">
      <style:paragraph-properties fo:margin-left="0in" fo:margin-right="0in" fo:margin-top="0in" fo:margin-bottom="0.0417in" style:contextual-spacing="false" fo:text-indent="-0.3799in" style:auto-text-indent="false">
        <style:tab-stops>
          <style:tab-stop style:position="1.2in"/>
        </style:tab-stops>
      </style:paragraph-properties>
      <style:text-properties fo:font-size="13pt" fo:language="zxx" fo:country="none" fo:font-weight="bold" style:font-size-asian="13pt" style:language-asian="zxx" style:country-asian="none" style:font-weight-asian="bold" style:font-size-complex="13pt" style:font-weight-complex="bold"/>
    </style:style>
    <style:style style:name="P19" style:family="paragraph" style:parent-style-name="Subtitle">
      <style:paragraph-properties fo:margin-left="0in" fo:margin-right="0in" fo:margin-top="0in" fo:margin-bottom="0.0835in" style:contextual-spacing="false" fo:text-indent="-0.3799in" style:auto-text-indent="false">
        <style:tab-stops>
          <style:tab-stop style:position="1.2in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20" style:family="paragraph" style:parent-style-name="Subtitle">
      <style:paragraph-properties fo:margin-left="0in" fo:margin-right="0in" fo:margin-top="0in" fo:margin-bottom="0.0799in" style:contextual-spacing="false" fo:text-indent="-0.3799in" style:auto-text-indent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Subtitle">
      <style:paragraph-properties fo:margin-top="0.0835in" fo:margin-bottom="0in" style:contextual-spacing="false">
        <style:tab-stops>
          <style:tab-stop style:position="1.2in"/>
        </style:tab-stops>
      </style:paragraph-properties>
    </style:style>
    <style:style style:name="P22" style:family="paragraph" style:parent-style-name="Subtitle">
      <style:paragraph-properties fo:margin-top="0in" fo:margin-bottom="0.1665in" style:contextual-spacing="false">
        <style:tab-stops>
          <style:tab-stop style:position="1.2in"/>
        </style:tab-stops>
      </style:paragraph-properties>
      <style:text-properties fo:font-size="11pt" style:font-size-asian="11pt" style:font-size-complex="11pt"/>
    </style:style>
    <style:style style:name="P23" style:family="paragraph" style:parent-style-name="Subtitle">
      <style:paragraph-properties fo:margin-top="0.0417in" fo:margin-bottom="0.0417in" style:contextual-spacing="false">
        <style:tab-stops>
          <style:tab-stop style:position="0.5in"/>
          <style:tab-stop style:position="6.9in" style:type="right"/>
        </style:tab-stops>
      </style:paragraph-properties>
    </style:style>
    <style:style style:name="P24" style:family="paragraph" style:parent-style-name="Subtitle">
      <style:paragraph-properties fo:margin-top="0.0417in" fo:margin-bottom="0.0417in" style:contextual-spacing="false">
        <style:tab-stops>
          <style:tab-stop style:position="0.5in"/>
          <style:tab-stop style:position="6.9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.0417in" fo:margin-bottom="0in" style:contextual-spacing="false">
        <style:tab-stops>
          <style:tab-stop style:position="1.2in"/>
        </style:tab-stops>
      </style:paragraph-properties>
      <style:text-properties fo:font-size="11pt" style:font-size-asian="11pt" style:font-size-complex="11pt"/>
    </style:style>
    <style:style style:name="P26" style:family="paragraph" style:parent-style-name="Subtitle">
      <style:paragraph-properties fo:margin-top="0.0417in" fo:margin-bottom="0in" style:contextual-spacing="false">
        <style:tab-stops>
          <style:tab-stop style:position="1.2in"/>
        </style:tab-stops>
      </style:paragraph-properties>
      <style:text-properties fo:font-size="11pt" style:font-size-asian="11pt" style:font-size-complex="11pt"/>
    </style:style>
    <style:style style:name="P27" style:family="paragraph" style:parent-style-name="Text_20_body">
      <style:paragraph-properties fo:margin-top="0in" fo:margin-bottom="0in" style:contextual-spacing="false" style:shadow="none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Subtitle">
      <style:paragraph-properties fo:margin-top="0in" fo:margin-bottom="0in" style:contextual-spacing="false" style:shadow="none">
        <style:tab-stops/>
      </style:paragraph-properties>
      <style:text-properties fo:font-size="11pt" style:font-size-asian="11pt" style:font-size-complex="11pt"/>
    </style:style>
    <style:style style:name="P29" style:family="paragraph" style:parent-style-name="Text_20_body">
      <style:paragraph-properties fo:margin-top="0in" fo:margin-bottom="0in" style:contextual-spacing="false">
        <style:tab-stops>
          <style:tab-stop style:position="1.2in"/>
        </style:tab-stops>
      </style:paragraph-properties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ext_20_body">
      <style:paragraph-properties fo:margin-top="0.0799in" fo:margin-bottom="0in" style:contextual-spacing="false">
        <style:tab-stops>
          <style:tab-stop style:position="1.2in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31" style:family="paragraph" style:parent-style-name="Subtitle">
      <style:paragraph-properties fo:margin-top="0.0799in" fo:margin-bottom="0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P32" style:family="paragraph" style:parent-style-name="Subtitle">
      <style:paragraph-properties fo:margin-left="0in" fo:margin-right="-0.0417in" fo:text-indent="0in" style:auto-text-indent="false">
        <style:tab-stops>
          <style:tab-stop style:position="1.2in"/>
        </style:tab-stops>
      </style:paragraph-properties>
    </style:style>
    <style:style style:name="P33" style:family="paragraph" style:parent-style-name="Text_20_body">
      <style:paragraph-properties fo:margin-left="0.5154in" fo:margin-right="0in" fo:margin-top="0in" fo:margin-bottom="0in" style:contextual-spacing="false" fo:text-indent="-0.2634in" style:auto-text-indent="false">
        <style:tab-stops>
          <style:tab-stop style:position="0.5154in"/>
        </style:tab-stops>
      </style:paragraph-properties>
      <style:text-properties fo:font-size="11pt" fo:font-style="normal" fo:font-weight="normal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ubtitle">
      <style:paragraph-properties fo:margin-left="0in" fo:margin-right="0in" fo:margin-top="0in" fo:margin-bottom="0.0402in" style:contextual-spacing="false" fo:text-indent="-0.3752in" style:auto-text-indent="false">
        <style:tab-stops>
          <style:tab-stop style:position="1.2in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35" style:family="paragraph" style:parent-style-name="Subtitle">
      <style:paragraph-properties fo:margin-left="0in" fo:margin-right="0in" fo:margin-top="0in" fo:margin-bottom="0.0835in" style:contextual-spacing="false" fo:text-indent="-0.3835in" style:auto-text-indent="false">
        <style:tab-stops>
          <style:tab-stop style:position="1.2in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36" style:family="paragraph" style:parent-style-name="Text_20_body">
      <style:paragraph-properties fo:margin-left="0.252in" fo:margin-right="0in" fo:margin-top="0in" fo:margin-bottom="0in" style:contextual-spacing="false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37" style:family="paragraph" style:parent-style-name="Standard">
      <style:text-properties fo:font-size="11pt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9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40" style:family="paragraph" style:parent-style-name="Standard">
      <style:paragraph-properties style:line-height-at-least="0.1665in" fo:text-align="start" style:justify-single-word="false" fo:orphans="0" fo:widows="0"/>
      <style:text-properties officeooo:paragraph-rsid="0011d08e" style:font-size-complex="12pt" style:font-weight-complex="bold"/>
    </style:style>
    <style:style style:name="P41" style:family="paragraph" style:parent-style-name="Standard" style:master-page-name="First_20_Page">
      <style:paragraph-properties style:line-height-at-least="0.1665in" fo:text-align="center" style:justify-single-word="false" fo:orphans="0" fo:widows="0" style:page-number="auto"/>
    </style:style>
    <style:style style:name="P42" style:family="paragraph" style:parent-style-name="Text_20_body" style:list-style-name="L1">
      <style:paragraph-properties fo:margin-top="0in" fo:margin-bottom="0in" style:contextual-spacing="false">
        <style:tab-stops>
          <style:tab-stop style:position="1.2in"/>
        </style:tab-stops>
      </style:paragraph-properties>
      <style:text-properties fo:font-size="11pt" style:font-size-asian="11pt" style:font-size-complex="11pt"/>
    </style:style>
    <style:style style:name="P43" style:family="paragraph" style:parent-style-name="Text_20_body" style:list-style-name="L4">
      <style:paragraph-properties fo:margin-top="0in" fo:margin-bottom="0in" style:contextual-spacing="false">
        <style:tab-stops>
          <style:tab-stop style:position="1.2in"/>
        </style:tab-stops>
      </style:paragraph-properties>
      <style:text-properties fo:font-size="11pt" style:font-size-asian="11pt" style:font-size-complex="11pt"/>
    </style:style>
    <style:style style:name="P44" style:family="paragraph" style:parent-style-name="Text_20_body" style:list-style-name="L5">
      <style:paragraph-properties fo:margin-left="0.5043in" fo:margin-right="0in" fo:margin-top="0in" fo:margin-bottom="0in" style:contextual-spacing="false" fo:text-indent="-0.2409in" style:auto-text-indent="false">
        <style:tab-stops>
          <style:tab-stop style:position="0.5154in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5" style:family="paragraph" style:parent-style-name="Text_20_body" style:list-style-name="L6">
      <style:paragraph-properties fo:margin-left="0.5043in" fo:margin-right="0in" fo:margin-top="0in" fo:margin-bottom="0in" style:contextual-spacing="false" fo:text-indent="-0.2409in" style:auto-text-indent="false">
        <style:tab-stops>
          <style:tab-stop style:position="0.5154in"/>
        </style:tab-stops>
      </style:paragraph-properties>
      <style:text-properties fo:font-size="11pt" fo:font-weight="normal" officeooo:paragraph-rsid="001075c4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margin-left="0.5043in" fo:margin-right="0in" fo:margin-top="0in" fo:margin-bottom="0in" style:contextual-spacing="false" fo:text-indent="-0.2409in" style:auto-text-indent="false">
        <style:tab-stops>
          <style:tab-stop style:position="0.5154in"/>
        </style:tab-stops>
      </style:paragraph-properties>
      <style:text-properties fo:font-size="11pt" fo:font-weight="normal" officeooo:paragraph-rsid="001075c4" style:font-size-asian="11pt" style:font-weight-asian="normal" style:font-size-complex="11pt" style:font-weight-complex="normal"/>
    </style:style>
    <style:style style:name="P47" style:family="paragraph" style:parent-style-name="Text_20_body" style:list-style-name="L9">
      <style:paragraph-properties fo:margin-left="0.5043in" fo:margin-right="0in" fo:margin-top="0in" fo:margin-bottom="0in" style:contextual-spacing="false" fo:text-indent="-0.2409in" style:auto-text-indent="false">
        <style:tab-stops>
          <style:tab-stop style:position="0.5264in"/>
        </style:tab-stops>
      </style:paragraph-properties>
      <style:text-properties fo:font-size="11pt" fo:font-style="normal" fo:font-weight="normal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Text_20_body" style:list-style-name="L6">
      <style:paragraph-properties fo:margin-left="0.5in" fo:margin-right="0in" fo:margin-top="0in" fo:margin-bottom="0in" style:contextual-spacing="false" fo:text-indent="-0.2409in" style:auto-text-indent="false">
        <style:tab-stops>
          <style:tab-stop style:position="0.5154in"/>
        </style:tab-stops>
      </style:paragraph-properties>
      <style:text-properties fo:font-size="11pt" fo:font-weight="normal" officeooo:paragraph-rsid="001075c4" style:font-size-asian="11pt" style:font-weight-asian="normal" style:font-size-complex="11pt" style:font-weight-complex="normal"/>
    </style:style>
    <style:style style:name="P49" style:family="paragraph" style:parent-style-name="Text_20_body" style:list-style-name="L7">
      <style:paragraph-properties fo:margin-left="0.5in" fo:margin-right="0in" fo:margin-top="0in" fo:margin-bottom="0in" style:contextual-spacing="false" fo:text-indent="-0.2409in" style:auto-text-indent="false">
        <style:tab-stops>
          <style:tab-stop style:position="0.5154in"/>
        </style:tab-stops>
      </style:paragraph-properties>
      <style:text-properties fo:font-size="11pt" fo:font-style="normal" fo:font-weight="normal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Text_20_body" style:list-style-name="L8">
      <style:paragraph-properties fo:margin-left="0.5in" fo:margin-right="0in" fo:margin-top="0in" fo:margin-bottom="0in" style:contextual-spacing="false" fo:text-indent="-0.2409in" style:auto-text-indent="false">
        <style:tab-stops>
          <style:tab-stop style:position="0.5154in"/>
        </style:tab-stops>
      </style:paragraph-properties>
      <style:text-properties fo:font-size="11pt" fo:font-style="normal" fo:font-weight="normal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Text_20_body">
      <style:paragraph-properties fo:margin-left="0.25in" fo:margin-right="0in" fo:margin-top="0in" fo:margin-bottom="0in" style:contextual-spacing="false" fo:text-indent="0in" style:auto-text-indent="false"/>
      <style:text-properties fo:font-size="11pt" fo:font-weight="normal" officeooo:paragraph-rsid="001075c4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.2484in" fo:margin-right="0in" fo:margin-top="0in" fo:margin-bottom="0in" style:contextual-spacing="false" fo:text-indent="0in" style:auto-text-indent="false"/>
      <style:text-properties fo:font-size="11pt" fo:font-weight="bold" officeooo:paragraph-rsid="001075c4" style:font-size-asian="11pt" style:font-weight-asian="bold" style:font-size-complex="11pt" style:font-weight-complex="bold"/>
    </style:style>
    <style:style style:name="P53" style:family="paragraph" style:parent-style-name="Subtitle" style:list-style-name="L2">
      <style:paragraph-properties>
        <style:tab-stops>
          <style:tab-stop style:position="1.2in"/>
        </style:tab-stops>
      </style:paragraph-properties>
      <style:text-properties fo:font-size="11pt" style:font-size-asian="11pt" style:font-size-complex="11pt"/>
    </style:style>
    <style:style style:name="P54" style:family="paragraph" style:parent-style-name="Subtitle" style:list-style-name="L3">
      <style:paragraph-properties>
        <style:tab-stops>
          <style:tab-stop style:position="1.2in"/>
        </style:tab-stops>
      </style:paragraph-properties>
      <style:text-properties fo:font-size="11pt" style:font-size-asian="11pt" style:font-size-complex="11pt"/>
    </style:style>
    <style:style style:name="P55" style:family="paragraph" style:parent-style-name="Subtitle" style:list-style-name="L1">
      <style:paragraph-properties fo:margin-top="0in" fo:margin-bottom="0in" style:contextual-spacing="false">
        <style:tab-stops/>
      </style:paragraph-properties>
      <style:text-properties fo:font-size="11pt" style:font-size-asian="11pt" style:font-size-complex="11pt"/>
    </style:style>
    <style:style style:name="P56" style:family="paragraph" style:parent-style-name="Subtitle" style:list-style-name="L1">
      <style:paragraph-properties fo:margin-top="0in" fo:margin-bottom="0in" style:contextual-spacing="false">
        <style:tab-stops>
          <style:tab-stop style:position="1.2in"/>
        </style:tab-stops>
      </style:paragraph-properties>
      <style:text-properties fo:font-size="11pt" style:font-size-asian="11pt" style:font-size-complex="11pt"/>
    </style:style>
    <style:style style:name="P57" style:family="paragraph" style:parent-style-name="Subtitle" style:list-style-name="L3">
      <style:paragraph-properties fo:margin-top="0in" fo:margin-bottom="0in" style:contextual-spacing="false">
        <style:tab-stops>
          <style:tab-stop style:position="1.2in"/>
        </style:tab-stops>
      </style:paragraph-properties>
      <style:text-properties fo:font-size="11pt" style:font-size-asian="11pt" style:font-size-complex="11pt"/>
    </style:style>
    <style:style style:name="P58" style:family="paragraph" style:parent-style-name="Subtitle" style:list-style-name="L4">
      <style:paragraph-properties fo:margin-top="0in" fo:margin-bottom="0in" style:contextual-spacing="false">
        <style:tab-stops>
          <style:tab-stop style:position="1.2in"/>
        </style:tab-stops>
      </style:paragraph-properties>
      <style:text-properties fo:font-size="11pt" style:font-size-asian="11pt" style:font-size-complex="11pt"/>
    </style:style>
    <style:style style:name="P59" style:family="paragraph" style:parent-style-name="Subtitle" style:list-style-name="L3">
      <style:paragraph-properties fo:margin-top="0in" fo:margin-bottom="0in" style:contextual-spacing="false">
        <style:tab-stops>
          <style:tab-stop style:position="1.2in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0" style:family="paragraph" style:parent-style-name="Subtitle">
      <style:paragraph-properties fo:margin-top="0.0799in" fo:margin-bottom="0in" style:contextual-spacing="false"/>
      <style:text-properties fo:font-size="11pt" fo:font-weight="bold" officeooo:paragraph-rsid="001075c4" style:font-size-asian="11pt" style:font-weight-asian="bold" style:font-size-complex="11pt" style:font-weight-complex="bold"/>
    </style:style>
    <style:style style:name="P61" style:family="paragraph" style:parent-style-name="Header">
      <style:paragraph-properties fo:text-align="center" style:justify-single-word="false"/>
      <style:text-properties fo:language="de" fo:country="DE" officeooo:paragraph-rsid="0011d08e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5pt" fo:font-weight="bold" officeooo:rsid="0011d08e" style:font-size-asian="15pt" style:font-weight-asian="bold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style="italic" style:font-size-asian="11pt" style:font-style-asian="italic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ize="11pt" fo:font-style="italic" style:font-size-asian="11pt" style:font-size-complex="11pt"/>
    </style:style>
    <style:style style:name="T9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size="11pt" fo:font-style="normal" style:font-size-asian="11pt" style:font-style-asian="normal" style:font-size-complex="11pt" style:font-style-complex="normal"/>
    </style:style>
    <style:style style:name="T11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075c4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text-position="sub 58%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075c4"/>
    </style:style>
    <style:style style:name="T24" style:family="text">
      <style:text-properties officeooo:rsid="0011d08e"/>
    </style:style>
    <style:style style:name="T25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2in" fo:text-indent="-0.25in" fo:margin-left="0.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2in" fo:text-indent="-0.25in" fo:margin-left="1.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2in" fo:text-indent="-0.25in" fo:margin-left="1.5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2in" fo:text-indent="-0.25in" fo:margin-left="1.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2in" fo:text-indent="-0.25in" fo:margin-left="2.0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2in" fo:text-indent="-0.25in" fo:margin-left="2.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2in" fo:text-indent="-0.25in" fo:margin-left="2.5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2in" fo:text-indent="-0.25in" fo:margin-left="2.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2in" fo:text-indent="-0.25in" fo:margin-left="3.002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634in" fo:text-indent="-0.25in" fo:margin-left="0.7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134in" fo:text-indent="-0.25in" fo:margin-left="1.0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634in" fo:text-indent="-0.25in" fo:margin-left="1.2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134in" fo:text-indent="-0.25in" fo:margin-left="1.5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634in" fo:text-indent="-0.25in" fo:margin-left="1.7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134in" fo:text-indent="-0.25in" fo:margin-left="2.0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634in" fo:text-indent="-0.25in" fo:margin-left="2.2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134in" fo:text-indent="-0.25in" fo:margin-left="2.5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634in" fo:text-indent="-0.25in" fo:margin-left="2.7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134in" fo:text-indent="-0.25in" fo:margin-left="3.0134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1">DEVIN R. BERG, </text:span><text:span text:style-name="T2">Assistant Professor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7"><text:span text:style-name="T24">1063 Canyon Road, Menomonie, WI 54751</text:span></text:p>
            <text:p text:style-name="P37"><text:span text:style-name="T24">(612) 267-4462</text:span></text:p>
          </table:table-cell>
          <table:table-cell table:style-name="Table1.A1" office:value-type="string">
            <text:p text:style-name="P39"><text:span text:style-name="T24">807 3rd Street East, Menomonie, WI 54751</text:span></text:p>
            <text:p text:style-name="P39"><text:span text:style-name="T24">330 Fryklund Hall</text:span></text:p>
            <text:p text:style-name="P39"><text:span text:style-name="T24">(715) 232-1133</text:span></text:p>
          </table:table-cell>
        </table:table-row>
        <table:table-row>
          <table:table-cell table:style-name="Table1.A1" table:number-columns-spanned="2" office:value-type="string">
            <text:p text:style-name="P38"><text:span text:style-name="T24">bergdev@uwstout.edu</text:span></text:p>
          </table:table-cell>
          <table:covered-table-cell/>
        </table:table-row>
      </table:table>
      <text:p text:style-name="P40"/>
      <text:p text:style-name="P17">Education</text:p>
      <text:p text:style-name="P14"><text:span text:style-name="T4">PhD Mechanical Engineering</text:span><text:span text:style-name="T3"> <text:s/>Expected 2012</text:span></text:p>
      <text:p text:style-name="P32"><text:span text:style-name="T3">University of Minnesota – Twin Cities, GPA: 3.8/4.0, Advisors: Perry Y. Li, PhD</text:span><text:span text:style-name="T6"> </text:span><text:span text:style-name="T10">and Arthur G. Erdman, PhD</text:span></text:p>
      <text:p text:style-name="P30"><text:span text:style-name="T3">MS Mechanical Engineering, minor in Biomedical Engineering</text:span><text:span text:style-name="T13"> <text:s/>February 2011</text:span></text:p>
      <text:p text:style-name="P29">University of Minnesota – Twin Cities, GPA: 3.8/4.0, Advisor: Perry Y. Li, PhD</text:p>
      <text:p text:style-name="P21"><text:span text:style-name="T4">BS Mechanical Engineering</text:span><text:span text:style-name="T3"> <text:s/>May 2008</text:span></text:p>
      <text:p text:style-name="P22">University of Wisconsin – Madison, GPA: 3.7/4.0, Graduated with Honors</text:p>
      <text:p text:style-name="P18">Research Experience</text:p>
      <text:p text:style-name="P21"><text:span text:style-name="T4">University of Minnesota – Twin Cities</text:span><text:span text:style-name="T3">, Minneapolis, Minnesota</text:span></text:p>
      <text:p text:style-name="P5">Research Assistant (PhD Thesis), January 2009 – present </text:p>
      <text:p text:style-name="P6">Advisors: <text:s/>Perry Y. Li, PhD and Arthur G. Erdman, PhD</text:p>
      <text:list xml:id="list30208528" text:style-name="L1">
        <text:list-item>
          <text:p text:style-name="P55">Researched and designed a novel robotic, hydraulic, multi-articulated surgical platform for use with various forms of surgical procedures.</text:p>
        </text:list-item>
        <text:list-item>
          <text:p text:style-name="P56">Designed a novel hydraulic valve capable of low-flow rate, high-pressure operation within restrictive size constraints.</text:p>
        </text:list-item>
        <text:list-item>
          <text:p text:style-name="P42">Planned and fabricated prototypes for various components of the proposed surgical platform for validation and testing design effectiveness.</text:p>
        </text:list-item>
        <text:list-item>
          <text:p text:style-name="P42">Developed analytical and numerical models to describe system kinematics and test operation.</text:p>
        </text:list-item>
      </text:list>
      <text:p text:style-name="P21"><text:span text:style-name="T4">University of Wisconsin – Madison</text:span><text:span text:style-name="T3">, Madison, Wisconsin</text:span></text:p>
      <text:p text:style-name="P4"><text:span text:style-name="T3">Research Lab Assistant, </text:span><text:span text:style-name="T6">Bone and Joint Biomechanics Laboratory</text:span><text:span text:style-name="T3">, May – August 2008 <text:s/></text:span></text:p>
      <text:p text:style-name="P6">Advisor: <text:s/>Heidi-Lynn Ploeg, PhD</text:p>
      <text:list xml:id="list30184970" text:style-name="L2">
        <text:list-item>
          <text:p text:style-name="P53">Conducted an experimental study evaluating the accuracy, precision, and repeatability of an Optotrak motion capture camera system.</text:p>
        </text:list-item>
        <text:list-item>
          <text:p text:style-name="P53">Prepared computer models of human bones and joint implants using image processing software, Mimics.</text:p>
        </text:list-item>
        <text:list-item>
          <text:p text:style-name="P53">Performed data analysis, interpreted results, and summarized findings in preparation for submission to a peer-reviewed journal for publication.</text:p>
        </text:list-item>
      </text:list>
      <text:p text:style-name="P21"><text:span text:style-name="T4">University of Wisconsin – Madison</text:span><text:span text:style-name="T3">, Madison, Wisconsin</text:span></text:p>
      <text:p text:style-name="P4"><text:span text:style-name="T3">Undergraduate Researcher, </text:span><text:span text:style-name="T7">Neuromuscular</text:span><text:span text:style-name="T6"> Biomechanics Laboratory</text:span><text:span text:style-name="T3">, January – May 2008 <text:s/></text:span></text:p>
      <text:p text:style-name="P6">Advisor: <text:s/>Darryl G. Thelen, PhD</text:p>
      <text:list xml:id="list30197163" text:style-name="L3">
        <text:list-item>
          <text:p text:style-name="P54">Designed and fabricated mounting plates to rigidly attach a six degree-of-freedom load cell between a bicycle saddle and seat tube.</text:p>
        </text:list-item>
        <text:list-item>
          <text:p text:style-name="P57">Conducted an experimental study evaluating the dynamic loads and moments to which the saddle is subjected during normal operation of the bicycle.</text:p>
        </text:list-item>
        <text:list-item>
          <text:p text:style-name="P59">Analyzed resulting data and prepared an internal report to validate previous findings obtained using pressure sensitive mats to measure saddle pressure distributions.</text:p>
        </text:list-item>
      </text:list>
      <text:p text:style-name="P21"><text:span text:style-name="T4">Cummins Emission Solutions</text:span><text:span text:style-name="T3">, Stoughton, Wisconsin</text:span></text:p>
      <text:p text:style-name="P4"><text:span text:style-name="T3">Thermal and Fluid Sciences Intern, </text:span><text:span text:style-name="T6">Research and Development</text:span><text:span text:style-name="T3">, January 2007 – May 2008</text:span></text:p>
      <text:p text:style-name="P6">Supervisor: <text:s/>Z. Gerald Liu, PhD, PE</text:p>
      <text:list xml:id="list30205259" text:style-name="L4">
        <text:list-item>
          <text:p text:style-name="P58">Collected and analyzed chemical speciation data from diesel engine emissions.</text:p>
        </text:list-item>
        <text:list-item>
          <text:p text:style-name="P43"><text:soft-page-break/>Interpreted experimental results and prepared manuscripts for both internal report and external publication.</text:p>
        </text:list-item>
      </text:list>
      <text:p text:style-name="P35">Teaching Experience</text:p>
      <text:p text:style-name="P60"><text:span text:style-name="T23">Engineering and Technology Department</text:span><text:span text:style-name="T17">, University of Wisconsin – Stout, Menomonie, Wisconsin</text:span></text:p>
      <text:p text:style-name="P52"><text:span text:style-name="T17">Assistant Professor, August 2012 – Present </text:span></text:p>
      <text:p text:style-name="P60">Medical Devices Center<text:span text:style-name="T16">, University of Minnesota – Twin Cities, Minneapolis, Minnesota</text:span></text:p>
      <text:p text:style-name="P51">Lab Supervisor, July 2011 – <text:span text:style-name="T23">August 2012</text:span> </text:p>
      <text:list xml:id="list30193992" text:style-name="L6">
        <text:list-item>
          <text:p text:style-name="P48">Co-founded an undergraduate internship program.</text:p>
        </text:list-item>
        <text:list-item>
          <text:p text:style-name="P48">Mentored various undergraduate and graduate engineering design groups in the medical device development process and general engineering design.</text:p>
        </text:list-item>
        <text:list-item>
          <text:p text:style-name="P45">Designed, maintained, and enforced safety protocols for a multi-function laboratory space.</text:p>
        </text:list-item>
        <text:list-item>
          <text:p text:style-name="P45">Trained students in the use of advanced prototyping and development equipment.</text:p>
        </text:list-item>
        <text:list-item>
          <text:p text:style-name="P45">Developed and maintained an up-to-date design environment through equipment acquisition, skills training, and needs analysis.</text:p>
        </text:list-item>
      </text:list>
      <text:p text:style-name="P46"/>
      <text:p text:style-name="P15">School of Engineering<text:span text:style-name="T16">, University of St. Thomas, St. Paul, Minnesota</text:span></text:p>
      <text:p text:style-name="P36">Adjunct Faculty, January 2012 – <text:span text:style-name="T23">May 2012</text:span></text:p>
      <text:list xml:id="list30193489" text:style-name="L5">
        <text:list-item>
          <text:p text:style-name="P44">Led a laboratory class covering the topics of statics and dynamics.</text:p>
        </text:list-item>
        <text:list-item>
          <text:p text:style-name="P44">Helped students to make the connection between classical theory and the real-world applications through the use of hands-on projects.</text:p>
        </text:list-item>
        <text:list-item>
          <text:p text:style-name="P44">Introduced students to the basics of manufacturing by teaching wood and metal machining skills.</text:p>
        </text:list-item>
      </text:list>
      <text:p text:style-name="P31">Department of Mechanical Engineering<text:span text:style-name="T19">, University of Minnesota – Twin Cities, Minneapolis, Minnesota</text:span></text:p>
      <text:p text:style-name="P9">Teaching Assistant, <text:span text:style-name="T14">Senior Design Projects</text:span>, September 2011 – present </text:p>
      <text:list xml:id="list30206782" text:style-name="L7">
        <text:list-item>
          <text:p text:style-name="P49">Provided project support for 47 industry sponsored student senior design groups.</text:p>
        </text:list-item>
        <text:list-item>
          <text:p text:style-name="P49">Assisted students through the design experience and provided feedback through project reviews.</text:p>
        </text:list-item>
        <text:list-item>
          <text:p text:style-name="P49">Located on-campus resources and equipment to meet various project needs.</text:p>
        </text:list-item>
      </text:list>
      <text:p text:style-name="P9"/>
      <text:p text:style-name="P9">Teaching Assistant, <text:span text:style-name="T14">Design and Manufacturing I</text:span>, January 2010 – August 2011</text:p>
      <text:list xml:id="list30182909" text:style-name="L8">
        <text:list-item>
          <text:p text:style-name="P50">Instructed students in both a small group lecture format and laboratory format.</text:p>
        </text:list-item>
        <text:list-item>
          <text:p text:style-name="P50">Covered topics including statics, stress analysis, machine component design, mechanics, fatigue, manufacturing processes, and computer aided design/analysis.</text:p>
        </text:list-item>
        <text:list-item>
          <text:p text:style-name="P50">Supervised laboratory sessions on basic machining, numerically controlled machining, injection molding, rolling, and welding.</text:p>
        </text:list-item>
        <text:list-item>
          <text:p text:style-name="P50">Developed a new laboratory machining exercise designed to expose students to a variety of machining processes in a more cost-efficient manner than the existing exercise.</text:p>
        </text:list-item>
      </text:list>
      <text:p text:style-name="P33"/>
      <text:p text:style-name="P9">Teaching Assistant, <text:span text:style-name="T14">Design and Manufacturing II</text:span>, January 2010 – May 2010</text:p>
      <text:list xml:id="list30186317" text:style-name="L9">
        <text:list-item>
          <text:p text:style-name="P47">Led a discussion section of approximately 50 students weekly.</text:p>
        </text:list-item>
        <text:list-item>
          <text:p text:style-name="P47">Lectured on topics including graphical and analytical synthesis of mechanisms, mechanism analysis, machine component selection, and kinematics.</text:p>
        </text:list-item>
        <text:list-item>
          <text:p text:style-name="P47">Mentored student groups in the design and analysis of mechanism based projects.</text:p>
        </text:list-item>
      </text:list>
      <text:p text:style-name="P7"/>
      <text:p text:style-name="P19">Fellowships/Grants</text:p>
      <text:p text:style-name="P26">3M Science and Technology Fellowship, 2008 – present</text:p>
      <text:p text:style-name="P25">University of Minnesota – Medical Devices Center Project Grant, 2009</text:p>
      <text:p text:style-name="P25"/>
      <text:p text:style-name="P20">Memberships</text:p>
      <text:p text:style-name="P28">American Society for Engineering Education</text:p>
      <text:p text:style-name="P27"><text:soft-page-break/>American Society of Mechanical Engineers</text:p>
      <text:p text:style-name="P28">Product Development and Management Association</text:p>
      <text:p text:style-name="P28">Pi Tau Sigma (Honorary Mechanical Engineering Society)</text:p>
      <text:p text:style-name="P28">Tau Beta Pi (Honorary Engineering Society)</text:p>
      <text:p text:style-name="P27"/>
      <text:p text:style-name="P34">Publications</text:p>
      <text:p text:style-name="P16"><text:span text:style-name="T4">Journal Papers</text:span><text:span text:style-name="T5"> </text:span></text:p>
      <text:p text:style-name="P11"><text:span text:style-name="T22">Berg, D.R.</text:span>, Li, P.Y., and Erdman, A.G., 2012. Optimized selection of McKibben artificial muscle actuators. <text:span text:style-name="T14">Journal of Mechanisms and Robotics. </text:span><text:span text:style-name="T18">In preparation.</text:span></text:p>
      <text:p text:style-name="P10">Liu, Z.G., <text:span text:style-name="T22">Berg, D.R.</text:span>, Vasys, V.N., Dettmann, M.E., Zielinska, B., and Schauer, J.J., 2010. Analysis of C<text:span text:style-name="T21">1</text:span>, C<text:span text:style-name="T21">2</text:span>, and C<text:span text:style-name="T21">10</text:span> through C<text:span text:style-name="T21">33</text:span> particle-phase and semi-volatile organic compound emissions from heavy-duty diesel engines. <text:span text:style-name="T14">Atmospheric Environment.</text:span><text:span text:style-name="T18"> Vol. 44, pp. 1108-1115.</text:span></text:p>
      <text:p text:style-name="P10">Liu, Z.<text:span text:style-name="T16">G., </text:span><text:span text:style-name="T22">Berg, D.R.</text:span><text:span text:style-name="T16">, Swor, T</text:span>.A., Schauer, J.J., and Zielinska, B., 2009. A study on the emissions of chemical species from heavy-duty diesel engines and the effects of modern aftertreatment technology. <text:span text:style-name="T14">SAE Technical Paper 2009-01-1084 (SP-2254).</text:span></text:p>
      <text:p text:style-name="P10">Schmidt, J.,<text:span text:style-name="T16"> </text:span><text:span text:style-name="T22">Berg, D.R.</text:span><text:span text:style-name="T16">, Ploe</text:span>g, L., and Ploeg H.-L., 2009. Precision, repeatability and accuracy of Optotrak® optical motion tracking systems. <text:span text:style-name="T14">International Journal of Experimental and Computational Biomechanics.</text:span> Vol. 1, No. 1, pp. 114-127.</text:p>
      <text:p text:style-name="P10">Liu, Z.<text:span text:style-name="T16">G., </text:span><text:span text:style-name="T22">Berg, D.R.</text:span><text:span text:style-name="T16">, and </text:span>Schauer, J.J., 2008. Effects of a zeolite-selective catalytic reduction system on comprehensive emissions from a heavy-duty diesel engine. <text:span text:style-name="T14">Journal of the Air and Waste Management Association.</text:span><text:span text:style-name="T18"> Vol. 58, No. 16, pp. 1258-1265.</text:span></text:p>
      <text:p text:style-name="P10"><text:span text:style-name="T18">Liu, Z</text:span><text:span text:style-name="T19">.G., </text:span><text:span text:style-name="T20">Berg, D.R.</text:span><text:span text:style-name="T19">, Swo</text:span><text:span text:style-name="T18">r, T.A., and Schauer, J.J., 2008. Comparative analysis on the effects of diesel particulate filter and selective catalytic reduction systems on a wide spectrum of chemical species emissions. </text:span><text:span text:style-name="T14">Environmental Science and Technology.</text:span><text:span text:style-name="T18"> Vol. 42, No. 16, pp. 6080-6085.</text:span></text:p>
      <text:p text:style-name="P10"><text:span text:style-name="T18">Liu, Z.</text:span><text:span text:style-name="T19">G., </text:span><text:span text:style-name="T20">Berg, D.R.</text:span><text:span text:style-name="T19">, and Schauer, J.J., 2008. An analysis of methods for measuring particulate matter mass emissions. </text:span><text:span text:style-name="T15">SAE Technical Paper 2008-01-1748 (V117-4).</text:span></text:p>
      <text:p text:style-name="P13">Liu, Z.G., <text:span text:style-name="T22">Berg, D.R.</text:span>, and Schauer, J.J., 2008. Detailed effects of a diesel particulate filter on the reduction of chemical species emissions. <text:span text:style-name="T14">SAE Technical Paper 2008-01-0333 (V117-4).</text:span></text:p>
      <text:p text:style-name="P24">Conference Proceedings</text:p>
      <text:p text:style-name="P10"><text:span text:style-name="T22">Berg, D.R.</text:span>, Harder, L.A., and Erdman, A.G., 2012. Generating interest in technology and medical devices through an interactive educational game. In <text:span text:style-name="T14">Proceedings of the 2012 ASEE Annual Conference and Exposition</text:span><text:span text:style-name="T18">, San Antonio, TX. </text:span><text:span text:style-name="T14">Submitted</text:span><text:span text:style-name="T18">.</text:span></text:p>
      <text:p text:style-name="P10"><text:span text:style-name="T22">Berg, D.R.</text:span>, Kinney, T.P., Li, P.Y., and Erdman, A.G., 2011. Determination of surgical robot tool force requirements through tissue manipulation and suture force measurement. In <text:span text:style-name="T14">Proceedings of the 2011 Design of Medical Devices Conference</text:span><text:span text:style-name="T18">, Minneapolis, MN.</text:span></text:p>
      <text:p text:style-name="P12"><text:span text:style-name="T22">Berg, D.R.</text:span><text:span text:style-name="T3">, Carlson, A., Durfee, W.K., Sweet, R.M., and Reihsen, T., 2011. Low-cost, take-home, beating heart simulator for health-care education. In </text:span><text:span text:style-name="T14">Proceedings of Medicine Meets Virtual Reality 18</text:span><text:span text:style-name="T18">, Newport Beach, CA.</text:span></text:p>
      <text:p text:style-name="P23"><text:span text:style-name="T5">Poster Presentations</text:span><text:span text:style-name="T4"> </text:span></text:p>
      <text:p text:style-name="P8"><text:span text:style-name="style101"><text:span text:style-name="T5">Berg, D.R.</text:span></text:span><text:span text:style-name="style101"><text:span text:style-name="T3">, Kinney, T.P., Li, P.Y., and Erdman, A.G. </text:span></text:span><text:span text:style-name="style101"><text:span text:style-name="T8">Determination of surgical robot tool force requirements through tissue manipulation and suture force measurement.</text:span></text:span><text:span text:style-name="style101"><text:span text:style-name="T3"> Design of Medical Devices Conference. Minneapolis, MN, 2011.</text:span></text:span></text:p>
      <text:p text:style-name="P8"><text:span text:style-name="style101"><text:span text:style-name="T5">Berg, D.R.</text:span></text:span><text:span text:style-name="style101"><text:span text:style-name="T3">, Carlson, A., Durfee, W.K., Sweet, R.M., and Reihsen, T. </text:span></text:span><text:span text:style-name="style101"><text:span text:style-name="T7">Low-Cost, Take-Home, Beating Heart Simulator for Health-Care Education. </text:span></text:span><text:span text:style-name="style101"><text:span text:style-name="T10">Medicine Meets Virtual Reality 18. Newport Beach CA, USA, 2011.</text:span></text:span></text:p>
      <text:p text:style-name="P8"><text:span text:style-name="style101"><text:span text:style-name="T12">Berg, D.R.</text:span></text:span><text:span text:style-name="style101"><text:span text:style-name="T11">, Li, P.Y., Erdman, A.G., Cui, T., and Kinney, T.P. </text:span></text:span><text:span text:style-name="style101"><text:span text:style-name="T9">The Application of Fluid Power to Meet the Needs of Surgical Robotics.</text:span></text:span><text:span text:style-name="style101"><text:span text:style-name="T11"> LifeScience Alley Conference &amp; Expo. Minneapolis MN, USA, 2010.</text:span></text:span></text:p>
      <text:p text:style-name="P8"><text:soft-page-break/><text:span text:style-name="style101"><text:span text:style-name="T12">Berg, D.R.</text:span></text:span><text:span text:style-name="style101"><text:span text:style-name="T11">, Li, P.Y., Erdman, A.G., Cui, T., and Kinney, T.P. </text:span></text:span><text:span text:style-name="style101"><text:span text:style-name="T9">The Application of Fluid Power to Meet the Needs of Surgical Robotics.</text:span></text:span><text:span text:style-name="style101"><text:span text:style-name="T11"> 2010 North American Summer School in Surgical Robotics and Simulation. Seattle WA, USA, 2010.</text:span></text:span></text:p>
      <text:p text:style-name="P8"><text:span text:style-name="style101"><text:span text:style-name="T5">Berg, D.R.</text:span></text:span><text:span text:style-name="style101"><text:span text:style-name="T3">, Li, P.Y., Erdman, A.G., Cui, T., and Kinney, T.P. <text:s/></text:span></text:span><text:span text:style-name="style101"><text:span text:style-name="T6">Robotic Multi-Articulated Surgical Tools for NOTES</text:span></text:span><text:span text:style-name="style101"><text:span text:style-name="T3">. <text:s/>Institute for Engineering in Medicine Innovation Showcase. <text:s/>Minneapolis MN, USA, 2009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style:contextual-spacing="false"/>
      <style:text-properties fo:font-size="13.5pt" fo:font-weight="bold" style:font-size-asian="13.5pt" style:font-weight-asian="bold" style:font-size-complex="10pt"/>
    </style:style>
    <style:style style:name="Subtitle" style:family="paragraph" style:parent-style-name="Standard" style:next-style-name="Text_20_body" style:class="chapter">
      <style:paragraph-properties>
        <style:tab-stops>
          <style:tab-stop style:position="0.0626in"/>
          <style:tab-stop style:position="5.9374in"/>
        </style:tab-stops>
      </style:paragraph-properties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tyle101" style:family="text" style:parent-style-name="Default_20_Paragraph_20_Font">
      <style:text-properties fo:font-size="10.5pt" style:font-size-asian="10.5pt" style:font-size-complex="10.5pt"/>
    </style:style>
    <style:style style:name="style18" style:family="text" style:parent-style-name="Default_20_Paragraph_20_Fon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4in" fo:text-indent="-0.15in" fo:margin-left="0.4in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5in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45in" fo:text-indent="-0.2in" fo:margin-left="0.45in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Wingdings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5in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text:bullet-char="">
        <style:list-level-properties text:list-level-position-and-space-mode="label-alignment">
          <style:list-level-label-alignment text:label-followed-by="listtab" text:list-tab-stop-position="0.4in" fo:text-indent="-0.15in" fo:margin-left="0.4in"/>
        </style:list-level-properties>
        <style:text-properties style:font-name="Wingdings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text:bullet-char="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8Num22z0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2z3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2z3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5in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45in" fo:margin-left="0.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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Wingdings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0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0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0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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  <style:text-properties style:font-name="Wingdings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0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8z3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0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8z3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0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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1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1z1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1z0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1z1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5in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5in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style:line-height-at-least="0.1665in" fo:text-align="center" style:justify-single-word="false" fo:orphans="0" fo:widows="0"/>
      <style:text-properties fo:language="de" fo:country="DE"/>
    </style:style>
    <style:style style:name="MP2" style:family="paragraph" style:parent-style-name="Header">
      <style:paragraph-properties fo:text-align="center" style:justify-single-word="false"/>
      <style:text-properties fo:language="de" fo:country="DE" officeooo:paragraph-rsid="0011d08e"/>
    </style:style>
    <style:style style:name="MP3" style:family="paragraph" style:parent-style-name="Header">
      <style:paragraph-properties fo:text-align="center" style:justify-single-word="false"/>
      <style:text-properties fo:language="de" fo:country="DE"/>
    </style:style>
    <style:style style:name="MP4" style:family="paragraph" style:parent-style-name="Footer">
      <style:paragraph-properties fo:margin-left="-0.3752in" fo:margin-right="0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officeooo:rsid="0011d08e"/>
    </style:style>
    <style:style style:name="MT2" style:family="text"/>
    <style:page-layout style:name="Mpm1">
      <style:page-layout-properties fo:page-width="8.5in" fo:page-height="11in" style:num-format="1" style:print-orientation="portrait" fo:margin-top="0.5in" fo:margin-bottom="0.3in" fo:margin-left="1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5in" fo:margin-left="0in" fo:margin-right="0in" fo:margin-bottom="0.211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5in" fo:margin-bottom="0.25in" fo:margin-left="1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DEVIN R. BERG, <text:span text:style-name="MT1">Assistant Professor</text:span></text:p>
        <text:p text:style-name="MP2"><text:span text:style-name="MT1">bergdev@uwstout.edu</text:span></text:p>
        <text:p text:style-name="MP3"/>
      </style:header>
      <style:footer>
        <text:p text:style-name="MP4"><text:tab/><text:tab/><text:span text:style-name="Page_20_Number"><text:page-number text:select-page="current">4</text:page-number></text:span><text:span text:style-name="Page_20_Number"> of </text:span><text:span text:style-name="Page_20_Number"><text:page-count style:num-format="1"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vin Berg, CV</dc:title>
    <meta:initial-creator>Jill</meta:initial-creator>
    <meta:creation-date>2008-09-04T10:02:00</meta:creation-date>
    <dc:date>2012-09-14T10:14:52.59</dc:date>
    <meta:print-date>2011-10-17T15:32:00.25</meta:print-date>
    <meta:editing-cycles>111</meta:editing-cycles>
    <meta:editing-duration>P1DT8H3M9S</meta:editing-duration>
    <meta:generator>LibreOffice/3.6$Windows_x86 LibreOffice_project/932b512-69e3009-7a10e5c-fc86223-a55908</meta:generator>
    <meta:document-statistic meta:table-count="1" meta:image-count="0" meta:object-count="0" meta:page-count="4" meta:paragraph-count="100" meta:word-count="1332" meta:character-count="9402" meta:non-whitespace-character-count="8178"/>
    <meta:user-defined meta:name="Info 1"/>
    <meta:user-defined meta:name="Info 2"/>
    <meta:user-defined meta:name="Info 3"/>
    <meta:user-defined meta:name="Info 4"/>
  </office:meta>
</office:document-meta>
</file>